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157.22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33.3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40.66mm"/>
    </style:style>
    <style:style style:name="co23" style:family="table-column">
      <style:table-column-properties fo:break-before="auto" style:column-width="35.49mm"/>
    </style:style>
    <style:style style:name="co24" style:family="table-column">
      <style:table-column-properties fo:break-before="auto" style:column-width="49.11mm"/>
    </style:style>
    <style:style style:name="co25" style:family="table-column">
      <style:table-column-properties fo:break-before="auto" style:column-width="11.24mm"/>
    </style:style>
    <style:style style:name="co26" style:family="table-column">
      <style:table-column-properties fo:break-before="auto" style:column-width="50.18mm"/>
    </style:style>
    <style:style style:name="co27" style:family="table-column">
      <style:table-column-properties fo:break-before="auto" style:column-width="37.39mm"/>
    </style:style>
    <style:style style:name="co28" style:family="table-column">
      <style:table-column-properties fo:break-before="auto" style:column-width="12.61mm"/>
    </style:style>
    <style:style style:name="co29" style:family="table-column">
      <style:table-column-properties fo:break-before="auto" style:column-width="35.75mm"/>
    </style:style>
    <style:style style:name="co30" style:family="table-column">
      <style:table-column-properties fo:break-before="auto" style:column-width="43.11mm"/>
    </style:style>
    <style:style style:name="co31" style:family="table-column">
      <style:table-column-properties fo:break-before="auto" style:column-width="30.04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22.14mm"/>
    </style:style>
    <style:style style:name="co34" style:family="table-column">
      <style:table-column-properties fo:break-before="auto" style:column-width="25.95mm"/>
    </style:style>
    <style:style style:name="co35" style:family="table-column">
      <style:table-column-properties fo:break-before="auto" style:column-width="29.21mm"/>
    </style:style>
    <style:style style:name="co36" style:family="table-column">
      <style:table-column-properties fo:break-before="auto" style:column-width="18.59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26.49mm"/>
    </style:style>
    <style:style style:name="co39" style:family="table-column">
      <style:table-column-properties fo:break-before="auto" style:column-width="31.13mm"/>
    </style:style>
    <style:style style:name="co40" style:family="table-column">
      <style:table-column-properties fo:break-before="auto" style:column-width="29.76mm"/>
    </style:style>
    <style:style style:name="co41" style:family="table-column">
      <style:table-column-properties fo:break-before="auto" style:column-width="97.03mm"/>
    </style:style>
    <style:style style:name="co42" style:family="table-column">
      <style:table-column-properties fo:break-before="auto" style:column-width="13.97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 table:number-columns-repeated="3"/>
          <table:table-cell office:value-type="string" calcext:value-type="string">
            <text:p>1060 kg/m^3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38.8 MPa</text:p>
          </table:table-cell>
          <table:table-cell office:value-type="string" calcext:value-type="string">
            <text:p>44.1 MPa</text:p>
          </table:table-cell>
          <table:table-cell office:value-type="string" calcext:value-type="string">
            <text:p>2300 MPa</text:p>
          </table:table-cell>
          <table:table-cell office:value-type="string" calcext:value-type="string">
            <text:p>2050 J/kg/K</text:p>
          </table:table-cell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23"/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 table:number-columns-repeated="2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1.08 GPa</text:p>
          </table:table-cell>
          <table:table-cell/>
          <table:table-cell office:value-type="string" calcext:value-type="string">
            <text:p>57.7 MPa</text:p>
          </table:table-cell>
          <table:table-cell office:value-type="string" calcext:value-type="string">
            <text:p>73.7 MPa</text:p>
          </table:table-cell>
          <table:table-cell office:value-type="string" calcext:value-type="string">
            <text:p>2550 MPa</text:p>
          </table:table-cell>
          <table:table-cell office:value-type="string" calcext:value-type="string">
            <text:p>1480 J/kg/K</text:p>
          </table:table-cell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8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7"/>
          <table:table-cell office:value-type="string" calcext:value-type="string">
            <text:p>2700 kg/m^3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310 MPa</text:p>
          </table:table-cell>
          <table:table-cell/>
          <table:table-cell office:value-type="string" calcext:value-type="string">
            <text:p>69000 MPa</text:p>
          </table:table-cell>
          <table:table-cell/>
          <table:table-cell office:value-type="string" calcext:value-type="string">
            <text:p>167 W/m/K</text:p>
          </table:table-cell>
          <table:table-cell table:number-columns-repeated="24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9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 office:value-type="string" calcext:value-type="string">
            <text:p>590 J/kg/K</text:p>
          </table:table-cell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6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4"/>
          <table:table-cell office:value-type="string" calcext:value-type="string">
            <text:p>3445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2520 kg/m^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72000 MPa</text:p>
          </table:table-cell>
          <table:table-cell table:number-columns-repeated="2"/>
          <table:table-cell office:value-type="string" calcext:value-type="string">
            <text:p>0.000009 m/m/K</text:p>
          </table:table-cell>
          <table:table-cell table:number-columns-repeated="23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4"/>
          <table:table-cell office:value-type="string" calcext:value-type="string">
            <text:p>4890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0 kg/m^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MPa</text:p>
          </table:table-cell>
          <table:table-cell/>
          <table:table-cell office:value-type="string" calcext:value-type="string">
            <text:p>0 MP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0"/>
          <table:table-cell office:value-type="string" calcext:value-type="string">
            <text:p>http://www.matweb.com/search/datasheet.aspx?MatGUID=8d78f3cfcb6f49d595896ce6ce6a2ef1</text:p>
          </table:table-cell>
          <table:table-cell table:number-columns-repeated="2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75.5 MPa</text:p>
          </table:table-cell>
          <table:table-cell office:value-type="string" calcext:value-type="string">
            <text:p>70.5 MPa</text:p>
          </table:table-cell>
          <table:table-cell office:value-type="string" calcext:value-type="string">
            <text:p>2930 MPa</text:p>
          </table:table-cell>
          <table:table-cell office:value-type="string" calcext:value-type="string">
            <text:p>1670 J/kg/K</text:p>
          </table:table-cell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23"/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0"/>
          <table:table-cell office:value-type="string" calcext:value-type="string">
            <text:p>http://www.matweb.com/search/DataSheet.aspx?MatGUID=a696bdcdff6f41dd98f8eec3599eaa20</text:p>
          </table:table-cell>
          <table:table-cell table:number-columns-repeated="2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0.0385 GPa</text:p>
          </table:table-cell>
          <table:table-cell/>
          <table:table-cell office:value-type="string" calcext:value-type="string">
            <text:p>38.8 MPa</text:p>
          </table:table-cell>
          <table:table-cell office:value-type="string" calcext:value-type="string">
            <text:p>62.8 MPa</text:p>
          </table:table-cell>
          <table:table-cell office:value-type="string" calcext:value-type="string">
            <text:p>3150 MPa</text:p>
          </table:table-cell>
          <table:table-cell office:value-type="string" calcext:value-type="string">
            <text:p>1140 J/kg/K</text:p>
          </table:table-cell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23"/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 table:number-columns-repeated="3"/>
          <table:table-cell office:value-type="string" calcext:value-type="string">
            <text:p>1240 kg/m^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26.4 MPa</text:p>
          </table:table-cell>
          <table:table-cell office:value-type="string" calcext:value-type="string">
            <text:p>35.9 MPa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1800 J/kg/K</text:p>
          </table:table-cell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23"/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0"/>
          <table:table-cell office:value-type="string" calcext:value-type="string">
            <text:p>http://www.matweb.com/search/DataSheet.aspx?MatGUID=a882a1c603374e278d062f106dfda95b</text:p>
          </table:table-cell>
          <table:table-cell table:number-columns-repeated="2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79.7 MPa</text:p>
          </table:table-cell>
          <table:table-cell office:value-type="string" calcext:value-type="string">
            <text:p>32.8 MPa</text:p>
          </table:table-cell>
          <table:table-cell office:value-type="string" calcext:value-type="string">
            <text:p>1470 MPa</text:p>
          </table:table-cell>
          <table:table-cell office:value-type="string" calcext:value-type="string">
            <text:p>1920 J/kg/K</text:p>
          </table:table-cell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23"/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0"/>
          <table:table-cell office:value-type="string" calcext:value-type="string">
            <text:p>http://www.matweb.com/search/datasheet.aspx?MatGUID=4d14eac958e5401a8fd152e1261b6843</text:p>
          </table:table-cell>
          <table:table-cell table:number-columns-repeated="2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34.6 MPa</text:p>
          </table:table-cell>
          <table:table-cell office:value-type="string" calcext:value-type="string">
            <text:p>20.5 MPa</text:p>
          </table:table-cell>
          <table:table-cell office:value-type="string" calcext:value-type="string">
            <text:p>564 MPa</text:p>
          </table:table-cell>
          <table:table-cell office:value-type="string" calcext:value-type="string">
            <text:p>1010 J/kg/K</text:p>
          </table:table-cell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23"/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0"/>
          <table:table-cell office:value-type="string" calcext:value-type="string">
            <text:p>http://www.matweb.com/search/DataSheet.aspx?MatGUID=1f650966ec834bb8833dd4c6e3116079</text:p>
          </table:table-cell>
          <table:table-cell table:number-columns-repeated="3"/>
          <table:table-cell office:value-type="string" calcext:value-type="string">
            <text:p>1380 kg/m^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50 MPa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1000 J/kg/K</text:p>
          </table:table-cell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8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3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3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MPa</text:p>
          </table:table-cell>
          <table:table-cell/>
          <table:table-cell office:value-type="string" calcext:value-type="string">
            <text:p>88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7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98 MPa</text:p>
          </table:table-cell>
          <table:table-cell office:value-type="string" calcext:value-type="string">
            <text:p>9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0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30 MPa</text:p>
          </table:table-cell>
          <table:table-cell office:value-type="string" calcext:value-type="string">
            <text:p>10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5 MPa</text:p>
          </table:table-cell>
          <table:table-cell office:value-type="string" calcext:value-type="string">
            <text:p>11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8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195 MPa</text:p>
          </table:table-cell>
          <table:table-cell office:value-type="string" calcext:value-type="string">
            <text:p>12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52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28 MPa</text:p>
          </table:table-cell>
          <table:table-cell office:value-type="string" calcext:value-type="string">
            <text:p>13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 MPa</text:p>
          </table:table-cell>
          <table:table-cell/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5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6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17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17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00000 MPa</text:p>
          </table:table-cell>
          <table:table-cell office:value-type="string" calcext:value-type="string">
            <text:p>500 J/kg/K</text:p>
          </table:table-cell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23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1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3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216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8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9"/>
          <table:table-cell office:value-type="string" calcext:value-type="string">
            <text:p>700 kg/m^3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12000 MPa</text:p>
          </table:table-cell>
          <table:table-cell table:number-columns-repeated="26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5" meta:object-count="0"/>
    <meta:generator>LibreOffice/6.1.5.2$Linux_X86_64 LibreOffice_project/10$Build-2</meta:generator>
  </office:meta>
</office:document-meta>
</file>